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484268EEE1E2B400598.png" manifest:media-type="image/png"/>
  <manifest:file-entry manifest:full-path="Pictures/10000201000001F2000000E6FD25C0C0417F16A3.png" manifest:media-type="image/png"/>
  <manifest:file-entry manifest:full-path="Pictures/10000201000004B0000004B09BC3B2F010C51B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1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Ultrafine_20_Dotted_20__28_var_29_" svg:stroke-width="0.081cm" draw:marker-start-width="0.321cm" draw:marker-end="Arrow_20_concave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HoloSec blog Clip Ar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5.2cm" svg:height="2.401cm" svg:x="6.8cm" svg:y="4.999cm">
          <draw:image xlink:href="Pictures/10000201000001F2000000E6FD25C0C0417F16A3.png" xlink:type="simple" xlink:show="embed" xlink:actuate="onLoad">
            <text:p/>
          </draw:image>
        </draw:frame>
        <draw:frame draw:style-name="gr3" draw:text-style-name="P2" draw:layer="layout" svg:width="2.7cm" svg:height="2.7cm" svg:x="3.5cm" svg:y="5.7cm">
          <draw:image xlink:href="Pictures/10000201000004B0000004B09BC3B2F010C51B1B.png" xlink:type="simple" xlink:show="embed" xlink:actuate="onLoad">
            <text:p/>
          </draw:image>
        </draw:frame>
        <draw:frame draw:style-name="gr2" draw:text-style-name="P2" draw:layer="layout" svg:width="4cm" svg:height="3.61cm" svg:x="13.5cm" svg:y="4.6cm">
          <draw:image xlink:href="Pictures/100002010000050000000484268EEE1E2B400598.png" xlink:type="simple" xlink:show="embed" xlink:actuate="onLoad">
            <text:p/>
          </draw:image>
        </draw:frame>
        <draw:line draw:style-name="gr4" draw:text-style-name="P3" draw:layer="layout" svg:x1="6.8cm" svg:y1="7.6cm" svg:x2="12.8cm" svg:y2="7.6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8T11:35:10.177772180</meta:creation-date>
    <dc:date>2019-10-18T11:53:37.653963510</dc:date>
    <meta:editing-duration>PT18M27S</meta:editing-duration>
    <meta:editing-cycles>2</meta:editing-cycles>
    <meta:generator>LibreOffice/6.0.7.3$Linux_X86_64 LibreOffice_project/00m0$Build-3</meta:generator>
    <meta:document-statistic meta:object-count="30"/>
  </office:meta>
</office:document-meta>
</file>